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monospace"/>
    <style:font-face style:name="Helvetica Neue" svg:font-family="'Helvetica Neue', Helvetica,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automatic-styles>
    <style:style style:name="P1" style:family="paragraph" style:parent-style-name="Standard">
      <style:paragraph-properties fo:margin-top="0in" fo:margin-bottom="0.1598in" style:contextual-spacing="false"/>
      <style:text-properties style:font-name="La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Which super server has replaced inetd?</text:p>
      <text:p text:style-name="P1">inetdver2</text:p>
      <text:p text:style-name="P1">xinetd</text:p>
      <text:p text:style-name="P1">ninetd</text:p>
      <text:p text:style-name="P1">inet</text:p>
      <text:p text:style-name="P1">Question 2</text:p>
      <text:p text:style-name="P1">Which of the following is not a keyword used to specify the host in the hosts.allow and hosts.deny files?</text:p>
      <text:p text:style-name="P1">KNOWN</text:p>
      <text:p text:style-name="P1">EXTERN</text:p>
      <text:p text:style-name="P1">PARANOID</text:p>
      <text:p text:style-name="P1">UNKNOWN</text:p>
      <text:p text:style-name="P1">Question 3</text:p>
      <text:p text:style-name="P1">A host does not have an entry in either hosts.allow or hosts.deny. How does TCP Wrappers handle a request originating from this host?</text:p>
      <text:p text:style-name="P1">Request dropped and service intimated</text:p>
      <text:p text:style-name="P1">Request dropped</text:p>
      <text:p text:style-name="P1">Request turned down and error logged</text:p>
      <text:p text:style-name="P1">Request forwarded to the service</text:p>
      <text:p text:style-name="P1">Question 4</text:p>
      <text:p text:style-name="P1">You are using a server with two NICs, eth0 and eth1. You want to configure TCP Wrappers for using the telnet service on eth1 only in the hosts.allow file, this can be done by specifying ________:</text:p>
      <text:p text:style-name="P1"/>
      <text:p text:style-name="P1">telnetd@192.168.0.254: 192.168.0.0/24</text:p>
      <text:p text:style-name="P1"/>
      <text:p text:style-name="P1">telnetd(192.168.0.254): 192.168.0.0/24</text:p>
      <text:p text:style-name="P1"/>
      <text:p text:style-name="P1">telnetd[192.168.0.254]: 192.168.0.0/24</text:p>
      <text:p text:style-name="P1"/>
      <text:p text:style-name="P1">telnetd:192.168.0.254: 192.168.0.0/24</text:p>
      <text:p text:style-name="P1"><text:soft-page-break/>Question 5</text:p>
      <text:p text:style-name="P1">Which file is referred to by the login command when any user tries to login to the system?</text:p>
      <text:p text:style-name="P1">/etc/nologin</text:p>
      <text:p text:style-name="P1">/etc/login</text:p>
      <text:p text:style-name="P1">/etc/banner</text:p>
      <text:p text:style-name="P1">/etc/message</text:p>
      <text:p text:style-name="P1">Question 6</text:p>
      <text:p text:style-name="P1">What is the PID of the init process?</text:p>
      <text:p text:style-name="P1">1</text:p>
      <text:p text:style-name="P1">111</text:p>
      <text:p text:style-name="P1">0</text:p>
      <text:p text:style-name="P1">11</text:p>
      <text:p text:style-name="P1">Question 7</text:p>
      <text:p text:style-name="P1">Which file specifies the processes to be started during boot time?</text:p>
      <text:p text:style-name="P1">/etc/initproc</text:p>
      <text:p text:style-name="P1">/etc/inittab</text:p>
      <text:p text:style-name="P1">/etc/proc/inittab</text:p>
      <text:p text:style-name="P1">/etc/init.d/inittab</text:p>
      <text:p text:style-name="P1">Question 8</text:p>
      <text:p text:style-name="P1">How is the default run level defined in the /etc/inittab file?</text:p>
      <text:p text:style-name="P1"/>
      <text:p text:style-name="P1">initdefault:3</text:p>
      <text:p text:style-name="P1"/>
      <text:p text:style-name="P1">runlevel:3:initdefault:</text:p>
      <text:p text:style-name="P1"/>
      <text:p text:style-name="P1">id:3: defaultinit:</text:p>
      <text:p text:style-name="P1"/>
      <text:p text:style-name="P1">id:3:initdefault:</text:p>
      <text:p text:style-name="P1">Question 9</text:p>
      <text:p text:style-name="P1">What does the /etc/init.d directory contain?</text:p>
      <text:p text:style-name="P1"><text:soft-page-break/>Scripts for initialization</text:p>
      <text:p text:style-name="P1">Scripts for network services</text:p>
      <text:p text:style-name="P1">Scripts for the default run level</text:p>
      <text:p text:style-name="P1">Scripts for the different run levels</text:p>
      <text:p text:style-name="P1">Question 10</text:p>
      <text:p text:style-name="P1">All systemd services require a systemd.socket.</text:p>
      <text:p text:style-name="P1">True or False?</text:p>
      <text:p text:style-name="P1">True</text:p>
      <text:p text:style-name="P1">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monospace"/>
    <style:font-face style:name="Helvetica Neue" svg:font-family="'Helvetica Neue', Helvetica,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7T17:31:39.448432832</meta:creation-date>
    <dc:date>2022-06-01T10:20:55.408061152</dc:date>
    <meta:editing-duration>PT1H11M58S</meta:editing-duration>
    <meta:editing-cycles>24</meta:editing-cycles>
    <meta:generator>LibreOffice/7.3.3.2$Linux_X86_64 LibreOffice_project/30$Build-2</meta:generator>
    <meta:document-statistic meta:table-count="0" meta:image-count="0" meta:object-count="0" meta:page-count="3" meta:paragraph-count="59" meta:word-count="239" meta:character-count="1567" meta:non-whitespace-character-count="1387"/>
  </office:meta>
</office:document-meta>
</file>